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05 12:39   |   <text:a xlink:type="simple" xlink:href="http://palinfo.habago.org/Entry?Command=Information_PrintForum&amp;iPage=10&amp;sType=FORUM#FORUM37513"><text:span text:style-name="T2">#</text:span></text:a></text:p>
      <text:p text:style-name="P2">卡韓政變<text:span text:style-name="T3"><text:s/>(69)</text:span>：還有天理嗎？<text:span text:style-name="T3"> <text:line-break/><text:line-break/></text:span>陳真<text:span text:style-name="T3"><text:s/>2019. 06. 05. <text:line-break/><text:line-break/><text:line-break/></text:span>汪老師這篇寫得很好，未經其同意，轉貼於文末。<text:span text:style-name="T3"> <text:line-break/><text:line-break/></text:span>很多人說韓國瑜口才很好。如果口才好指的是一種修辭與詭辯能力的話，我倒是無法認同。說其口才好者，往往意味著這是韓國瑜之所以能帶起韓流的原因。但這是說不通的。若要說口才，政壇上口才最好的就是過去臥底在黨外的國民黨調查局特務、前民進黨主席謝長廷，但會因此而有<text:span text:style-name="T3"><text:s/>"</text:span>謝流<text:span text:style-name="T3">" </text:span>嗎？我看很難。<text:span text:style-name="T3"> <text:line-break/><text:line-break/></text:span>人們肯定韓國瑜不是因為他善辯，而是因為他說中了人們的心思。更重要的是，我從未見過像他這樣拼命工作的政治人物。如果站在一種私人立場，我會希望這樣一個好人能夠照顧好自己的身體，多休息，至於國事天下事就管他娘了。<text:span text:style-name="T3"> <text:line-break/><text:line-break/></text:span>我自己何嘗不也如此，百忙之中硬是寫了十幾萬字，如果換算成稿費，就算論字計酬也有幾十萬元。但我們卻願意仗義執言，難道不就是因為被韓國瑜的真誠善待弱勢及拼命工作所感動，並且讚賞他面對惡勢力不屈不撓、溫良恭儉<text:span text:style-name="T3"><text:s/>"</text:span>不讓<text:span text:style-name="T3">" </text:span>的勇氣。大部份的韓粉我想差不多也都是這樣一種心意，熱情便是由此而來。<text:span text:style-name="T3"> <text:line-break/><text:line-break/></text:span>至於郭董，他顯然比較相信金錢力量之萬能，透過媒體與公關公司及無數政客、文人與媒體人的操盤運作，虛構一己形象，並且瘋狂抹黑韓國瑜，可說是無日無之，非常卑鄙。我不敢說金錢無能，也不敢說這一套漂白自己、抹黑對手的下三濫手段無效，我只能說，金錢與權勢是另一種力量，也許買得了全世界，但買不了一個人的心。那些為他操盤者，哪個是由衷真心挺他？哪個對他具有一絲真實的熱情？<text:span text:style-name="T3"> <text:line-break/><text:line-break/></text:span>其實，金錢和權勢要是始終有效，舊國民黨就不可能垮台了。你看以前那個國民黨多有錢，黨產數以千億、萬億，整個國庫通黨庫，黨庫通內褲，每個吃得肥滋滋，就跟現在這個人渣黨一樣，完全就是大權在握，呼風喚雨，可是，還不是照樣垮台。槍炮黑牢再厲害，還不是一樣得屈服於某種是非善惡原則，任何人、任何社會都不可能不講究良善是非，不可能光靠金錢、權勢與暴力就能為所欲為、千秋萬世。<text:span text:style-name="T3"> <text:line-break/><text:line-break/></text:span>像韓國瑜這樣好好一個人，每天爆肝工作，像個拼命三郎，幾乎是不要命了那樣一種勤奮，人渣們卻抹黑他，說他鬼混，說他草包，說他無心市政。這樣一種顛倒基本事實的抹黑，其實只會讓人對於這樣一股無恥惡勢力更加反感。<text:span text:style-name="T3"> <text:line-break/><text:line-break/></text:span>不一定要<text:span text:style-name="T3"><text:s/>"</text:span>非韓不投<text:span text:style-name="T3">"</text:span>，但是，凡是不擇手段行事的人，例如郭台銘，根本不值得支持，更不用說人渣黨及柯文哲了。韓國瑜當然也一樣，哪天如果也開始搞些醜事，照樣應該鳴鼓而攻之。公私是兩回事。私人之間可以談感情，但是對於公眾角色卻應六親不認。<text:span text:style-name="T3"> <text:line-break/><text:line-break/></text:span>郭台銘這兩天抱怨說他都一直被抹黑，要求國民黨必須正視這問題，必須團結。你看，是不是無恥到爆！他錢多到數不清，卻不用在正途，不正正當當地從事競選，卻只想走歪路搞奧步，整天動員各方勢力拼命抹黑韓國瑜，完全就是來陰的，但卻從來沒有任何人抹黑郭台銘。他不思改過認錯，卻反而還做賊喊捉賊。他是以為大家全都腦殘了、看不懂是非了嗎？<text:span text:style-name="T3"> <text:line-break/><text:line-break/></text:span>商場上爾虞我詐，錢的力量很大，正所謂<text:span text:style-name="T3"><text:s/>"</text:span>錢能使鬼推磨<text:span text:style-name="T3">"</text:span>。但是，商場法則卻不一定適用於一般人心好惡。金錢與權勢的力量很大，但還不至於大到能夠收買一切或顛覆善惡是非。<text:span text:style-name="T3"> <text:line-break/><text:line-break/></text:span>因為受不了台南市政的恐怖<text:span text:style-name="T3"><text:s/>(</text:span>人渣黨把台南搞得幾乎不像是給人住的地方<text:span text:style-name="T3">)</text:span>，我搬來高雄已經三年。韓上台後，短短幾個月，高雄在方方面面都明顯變好，這根本就是無可否認的事實。至少，你可以充份感受到所謂<text:span text:style-name="T3"><text:s/>"</text:span>政府<text:span text:style-name="T3">" </text:span>的存在，而且你能感受到這個市政府確實很忙，忙著做事，效率很高，回應民意需求的速度快。<text:span text:style-name="T3"> <text:line-break/><text:line-break/></text:span>我很不想稱讚這種事，因為這只是應該的，要不然我們成立政府幹嘛？問題是，大多數地方政府或中央政府卻從來不曾如此用心。倘若還要誣衊韓國瑜鬼混或無知，那真的是完全眛著良心在講話。台灣政壇上從未見過這樣賣命工作的政治人物，不信你去看看人渣黨或一大堆國民黨王八蛋政客，看看他們每天忙著做什麼：<text:span text:style-name="T3"><text:line-break/><text:line-break/></text:span>喬事分贓、收賄、上酒家玩女人、炒地皮、炒內線股票、包娼包賭包工程、收回扣、搞派系、雞犬昇天忙卡位、賣官鬻爵、搶資源、巧立名目官商勾結發大財<text:span text:style-name="T3">...</text:span>等等等。<text:span text:style-name="T3"> <text:line-break/><text:line-break/></text:span>請告訴我，幾個政治人物不是這樣？特別是滿口愛台灣、滿口進步理想、整天仇中反華獨立建國顧主權的人渣黨，幾個政治人物不是這樣？他媽的請他站出來接受表揚。骯髒者竟然整天抹黑、攻擊一個乾乾淨淨為民賣命工作者，那是完全沒有天理、會讓人憤怒的。<text:span text:style-name="T3"> <text:line-break/><text:line-break/>======================= <text:line-break/><text:line-break/></text:span>認真的人變草包─台灣<text:span text:style-name="T3">2020</text:span>的奇幻漂流<text:span text:style-name="T3"> <text:line-break/><text:line-break/>https://bit.ly/2We3Syn <text:line-break/><text:line-break/></text:span>風傳媒<text:span text:style-name="T3"> <text:line-break/><text:line-break/></text:span>作者：汪志雄<text:span text:style-name="T3"><text:s/>(</text:span>美國伊利諾芝加哥大學教授<text:span text:style-name="T3"><text:s/>) <text:line-break/><text:line-break/>2019-05-30 <text:line-break/><text:line-break/></text:span>蔡總統就職三週年，<text:span text:style-name="T3">520</text:span>全台豪雨，各地傳出災情。但是跟過去以往不同的是，高雄市這次雨水很快就退了，並沒有在各區造成淹水的災情（除了永安工業區，但其管轄權是在經濟部工業局，非高雄市政府）。<text:span text:style-name="T3"> <text:line-break/><text:line-break/></text:span>網路留言許多高雄人都說，住了幾十年，以前只要這種暴雨，下一小時就淹了，第一次<text:span text:style-name="T3">520</text:span>高雄的暴雨下了幾個小時竟然都沒有淹水<text:span text:style-name="T3">! <text:line-break/><text:line-break/></text:span>電視上記者訪問市民，大家異口同聲說：「差很多啦！現在水溝都有在清，雨水消很快啦！」<text:span text:style-name="T3"> <text:line-break/><text:line-break/></text:span>而這時候距離韓國瑜當上市長，還不滿五個月。<text:span text:style-name="T3"> <text:line-break/><text:line-break/></text:span>不論是路平專案，攤販經濟，農漁外銷，招商引資，韓上任以來的市府團隊，短短五個月，做出了讓人非常有感的成績。<text:span text:style-name="T3"> <text:line-break/><text:line-break/></text:span>許多高雄市民在網上<text:span text:style-name="T3">Po</text:span>文，稱讚新鋪道路的品質；夜市的街道上，人潮顯著增多，飯店跟零售業的收入都明顯增加。<text:span text:style-name="T3"> <text:line-break/><text:line-break/></text:span>高雄市長韓國瑜最近拋出「總統選上就在高雄上班」議題，令南部人相當雀躍，認為可以平衡南北，帶動高雄經濟。（圖／徐炳文攝）<text:span text:style-name="T3"> <text:line-break/><text:line-break/></text:span>農漁民忙著歡喜裝箱打包，等著把新收成的農漁產品，放進貨櫃一車一車的外銷出去；新的廠商與投資客，絡繹不絕的走訪高雄洽談新的投資事宜。<text:span text:style-name="T3"> <text:line-break/><text:line-break/></text:span>今年高雄第一季的空品良率，更首度突破<text:span text:style-name="T3">5</text:span>成，較去年同期提升<text:span text:style-name="T3">10.5%</text:span>，是<text:span text:style-name="T3">6</text:span>年來首見。其他的如雙語教學，城市行銷也如火如荼地按部就班在進行。<text:span text:style-name="T3"> <text:line-break/><text:line-break/></text:span>這一切只有短短五個月。<text:span text:style-name="T3"> <text:line-break/><text:line-break/></text:span>然而在台灣的藍綠政客，新聞媒體，政論名嘴，網路酸民，在野黨議員卻一天<text:span text:style-name="T3">24</text:span>小時不斷地嘲諷揶揄韓是個大草包。<text:span text:style-name="T3"> <text:line-break/><text:line-break/></text:span>一時之間，批韓罵韓成了台灣顯學。這好像是一個在外面辛苦工作養家糊口的土木工，回家卻被自己的小孩跟小孩的朋友嘲笑，看不起。<text:span text:style-name="T3"> <text:line-break/><text:line-break/></text:span>台灣到底怎麼了？<text:span text:style-name="T3"> <text:line-break/><text:line-break/></text:span>憑良心說，還有誰比他更賣命？在地方財政拮据，中央不挹助，不支持的刁難之下，高雄能推動什麼重大建設？你覺得誰還能做得更好？選輸了高升到行政院的那位暖男嗎？<text:span text:style-name="T3"> <text:line-break/><text:line-break/></text:span>這讓我想起在美國的一次學術發表會上，有一個人舉手發問，質疑我數據中的<text:span text:style-name="T3">P</text:span>值太小，會產生太大的誤差。我客氣地問他，是否知道<text:span text:style-name="T3">P</text:span>質為何。他回說：「<text:span text:style-name="T3">It stands for statistical power</text:span>！」我幽默的回他：「<text:span text:style-name="T3">Oh, what you meant is type II error of the sample power. Yes, sample size is like man, the bigger the better. But P value is like ignorance, the smaller the better</text:span>！」言畢全場哄堂大笑，也化解了尷尬的場面。<text:span text:style-name="T3"> <text:line-break/><text:line-break/></text:span>無知的自大，會讓一個人或一個國家倒退衰敗。<text:span text:style-name="T3"> <text:line-break/><text:line-break/></text:span>台灣經過<text:span text:style-name="T3">20</text:span>多年失敗的教改，現在已經慢慢在自食惡果。台灣年輕的一代習慣了接受淺碟式的速成文化，已經讓台灣逐步變成一個投機弱智，自以為是的社會。<text:span text:style-name="T3"> <text:line-break/><text:line-break/></text:span>台灣現在所謂的意見領袖，是靠著滿口講髒話跟年輕人拉近距離的直播主；是藉著穿少少衣服發表政治評論的網路辣妹；是騎著單車衝撞小黃的粗暴學者；是藉著玩弄數字帶風向的民調專家。<text:span text:style-name="T3"> <text:line-break/><text:line-break/></text:span>所謂的新聞媒體，是依著政治立場來決定如何為新聞下標的；是為著政治目的來決定如何報導新聞的；是為著捧誰殺誰來決定如何操作風向的。<text:span text:style-name="T3"> <text:line-break/><text:line-break/></text:span>所謂的民意代表，是只吃政黨的奶水而不在乎是非的；是只為爭權奪利而不顧人民死活的；是只求打擊對手而不問手段是否正當。<text:span text:style-name="T3"> <text:line-break/><text:line-break/></text:span>今日台灣的政治文化與社會風氣儼然已經變成：<text:span text:style-name="T3"> <text:line-break/><text:line-break/></text:span>認真做事的人是傻瓜，堅持四維八德的人是迂腐，行事光明磊落的人是魯蛇，誠實說話的人是笨蛋，然後還要成天被一群肖小抓著小辮子追打。<text:span text:style-name="T3"> <text:line-break/><text:line-break/></text:span>這些肖小永遠有兩套標準，自己後院失火了，從前台跑去救火，對他們來說就是因時制宜，對別人來說，就是落跑不守信用。<text:span text:style-name="T3"> <text:line-break/><text:line-break/></text:span>然後就會有一群人吃飽閒閒，守著螢幕鍵盤，嘻嘻哈哈的跟著奚落，自嗨自爽地混吃等死。<text:span text:style-name="T3"> <text:line-break/><text:line-break/></text:span>這就是走了<text:span text:style-name="T3">30</text:span>年民主的台灣。<text:span text:style-name="T3"> <text:line-break/><text:line-break/></text:span>我必須很沉痛的說，台灣的自由民主，已經走到一個心中無神，目中無人的「只要我願意，有什麼不可以」的鴨霸民粹。這種病態的民主養料，培育出了一群收錢辦事抹黑分化的可憐網軍、一群狂熱極端急統急獨的政治邊緣人、和一群爭權奪利粗暴低俗的無良政客。<text:span text:style-name="T3"> <text:line-break/><text:line-break/></text:span>隰有萇楚，猗儺其枝。你們繼續在網路上，無知的謾罵與嘲諷吧！當一群騙子和傻子集體地揶揄一個認真做事的人是草包，卻還能洋洋自得。這真是台灣<text:span text:style-name="T3">2020</text:span>的奇幻漂流了！（相關報導：汪志雄觀點：墮落的台灣媒體與民調｜更多文章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